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799in" fo:margin-bottom="0.2598in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 style:shadow="none">
        <style:background-image/>
      </style:paragraph-properties>
      <style:text-properties style:font-name="Times New Roman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fo:margin-top="0.1in" fo:margin-bottom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9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1-02-22T23:43:55</dc:date>
    <meta:editing-cycles>95</meta:editing-cycles>
    <meta:editing-duration>PT27H28M23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